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ATABASE</text:p>
      <text:p text:style-name="Standard"/>
      <text:p text:style-name="Standard">Il database di radica in 7 Tabelle diverse. La prima tabella è quella degli Users cioe' tutti gli utenti del sito, questi saranno identificati da un Id gestito dal Server. Un user può essere anche di tipo Business(Azienda) che avre come chiave primaria l'ID che referenzia gli Users.Un user di tipo azienda verra' caratterizzato da un Nome dell'azienda, una descrizione di essa e un link e dei contatti. Per completare le caratteristiche di un User ci dono relazionati delle tabelle per gli Indirizzi , per il carrello, per la lista dei Preferiti e per gli ordini effettuati. L'ultima tabella è quella dei Progotti che sono identificati da un ID che sarà utilizzato come referenza nelle tabelle di carello e lista preferiti. I Prodotti sono caratterizzati da un nome, descrizione, quantita', prezzo e uno sconto su di esso e un ID_Seller che referenzia Users ed indica l'ID del venditor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M37S</meta:editing-duration>
    <meta:editing-cycles>3</meta:editing-cycles>
    <meta:generator>OpenOffice/4.1.7$Win32 OpenOffice.org_project/417m1$Build-9800</meta:generator>
    <dc:date>2020-12-06T11:58:12.50</dc:date>
    <meta:document-statistic meta:table-count="0" meta:image-count="0" meta:object-count="0" meta:page-count="1" meta:paragraph-count="2" meta:word-count="150" meta:character-count="898"/>
    <dc:creator>Giorgio Mecca</dc:creator>
    <meta:user-defined meta:name="Info 1"/>
    <meta:user-defined meta:name="Info 2"/>
    <meta:user-defined meta:name="Info 3"/>
    <meta:user-defined meta:name="Info 4"/>
  </office:meta>
</office:document-meta>
</file>